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n_1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hofgasse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reidlerstr. 3 ggü /Flöß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utbuser Weg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exander-Herzen-Straße 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üterbahnhof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dresse prüfen</text:p>
          </table:table-cell>
          <table:covered-table-cell table:number-columns-repeated="2" table:style-name="ce24"/>
          <table:table-cell table:style-name="ce26" office:value-type="string">
            <text:p>S41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rauhaus 9 ggü /Bautzener 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ürstenhainer Str. / Kötzschenbroder 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0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mmatzscher Str.  10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nsenstraße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ipziger Straße 1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bert-Matzke-Straße 2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saer Str.3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öbelner Str. 5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beinstraße 111 /Thomae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Genaue Adresse</text:p>
          </table:table-cell>
          <table:covered-table-cell table:number-columns-repeated="2" table:style-name="ce24"/>
          <table:table-cell table:style-name="ce26" office:value-type="string">
            <text:p>S40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Radebeu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ßner Str. 4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WE XXL Spitzgrundwe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Morit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Rade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spital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usaer Straß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9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Liebknechts-Straße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1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r Wetterwarte 1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enzstraße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 Straße 3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 Straße 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1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res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öhrener Weg 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S40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